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2.82mm"/>
    </style:style>
    <style:style style:name="co5" style:family="table-column">
      <style:table-column-properties fo:break-before="auto" style:column-width="95.92mm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use-window-font-color="true" style:font-name="Arial CE" fo:font-size="14pt" fo:font-weight="bold" style:text-underline-style="none" style:text-underline-color="font-color" style:text-line-through-type="none" fo:font-style="normal" style:text-outline="false" fo:text-shadow="none" style:text-position="33% 58%" style:font-name-complex="Arial CE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 CE" fo:font-size="14pt" fo:font-weight="bold" style:text-underline-style="none" style:text-underline-color="font-color" style:text-line-through-type="none" fo:font-style="normal" style:text-outline="false" fo:text-shadow="none" style:font-name-complex="Arial CE" style:font-size-asian="14pt" style:font-size-complex="14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2" table:number-columns-repeated="2" table:default-cell-style-name="ce2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3" table:number-columns-repeated="1019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[.B4]^2-4*[.A4]*[.C4]" office:value-type="float" office:value="0" calcext:value-type="float">
            <text:p>0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3"/>
          <table:table-cell table:style-name="ce9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5">
          <table:table-cell table:style-name="ce6" table:number-columns-repeated="3"/>
          <table:table-cell table:style-name="ce10"/>
          <table:table-cell table:style-name="ce14" table:formula="of:=IF([.A4]=0;&quot;równanie nie jest kwadratowe&quot;;IF([.D4]&lt;0;&quot;nie ma pierwiastkow&quot;;IF([.D4]=0;&quot;dwa takie same pierwiastki&quot;;IF([.D4]&gt;0;&quot;dwa rozne pierwiastki&quot;))))" office:value-type="string" office:string-value="dwa takie same pierwiastki" calcext:value-type="string">
            <text:p>dwa takie same pierwiastki</text:p>
          </table:table-cell>
          <table:table-cell table:style-name="ce16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IF([.D4]&gt;=0;(-[.B4]+SQRT([.D4]))/(2*[.A4]);&quot;nie ma pierwiastków&quot;)" office:value-type="float" office:value="-1" calcext:value-type="float">
            <text:p>-1</text:p>
          </table:table-cell>
          <table:table-cell table:style-name="ce16"/>
          <table:table-cell table:number-columns-repeated="1018"/>
        </table:table-row>
        <table:table-row table:style-name="ro5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5" table:formula="of:=IF([.D4]&gt;=0;(-[.B4]-SQRT([.D4]))/(2*[.A4]);&quot;nie ma pierwiastków&quot;)" office:value-type="float" office:value="-1" calcext:value-type="float">
            <text:p>-1</text:p>
          </table:table-cell>
          <table:table-cell table:style-name="ce17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22:35:25.17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5T22:39:49.745000000</dc:date>
    <meta:print-date>2003-03-03T23:27:53</meta:print-date>
    <meta:editing-cycles>4</meta:editing-cycles>
    <meta:editing-duration>PT8M18S</meta:editing-duration>
    <meta:generator>LibreOffice/5.4.4.2$Windows_X86_64 LibreOffice_project/2524958677847fb3bb44820e40380acbe820f960</meta:generator>
    <meta:document-statistic meta:table-count="3" meta:cell-count="17" meta:object-count="1"/>
  </office:meta>
</office:document-meta>
</file>